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37cm"/>
    </style:style>
    <style:style style:name="co3" style:family="table-column">
      <style:table-column-properties fo:break-before="auto" style:column-width="5.5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dee6ef"/>
    </style:style>
  </office:automatic-styles>
  <office:body>
    <office:spreadsheet>
      <table:table table:name="pb_alert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supprimab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ype_id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modalite_id</text:p>
          </table:table-cell>
          <table:table-cell office:value-type="string" calcext:value-type="string">
            <text:p>theme_id</text:p>
          </table:table-cell>
          <table:table-cell office:value-type="string" calcext:value-type="string">
            <text:p>espece_id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étérogénéité marquée de l'état corporel des vac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at de propreté du troupeau en h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ortements agressifs entre les vac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centage de vaches avec blessu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centage d'animaux accidentés au pâtu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centage d'animaux accidentés en stabul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 des animaux d'élevage (génisses après sevrage et vaches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s des animaux adultes en période d'engraiss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'animaux de plus de 10 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ant des frais vétérinaires / vélage (hors conseil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€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ds des génisses à la re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iation d'état corporel en phase de re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gestation (nb de vaches pleines / nb de vaches mises à la reproducti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'avortements pendant les 3 derniers mois de gest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ortement(s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le vêlage 1 - vêlage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ur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vêlages difficiles des géniss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vaches avec un problème post-vélage (matrice non-délivrance ou métrit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ds de naissance des veaux mâ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selon moyenne racial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raissement : nombre d'animaux en acidose cliniq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u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raissement : nombre de mor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u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ches : Diarrhées et aspect des bou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ches : cas cliniques de météoris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ches : cas de tétanie d'herb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 0 à 2 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 3 à 15 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 15 j au sev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Q 0-210 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veaux avec gros nombr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veaux avec problème digesti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problème respirato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problème fonctionnel (fractures écrasement etc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se de colostrum (% après 6 h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colostrum ne venant pas de la mè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e de poids et perte d'ét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ésence de poils piqués, robe déstructur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e traitements curatifs contre les strongles digestifs pour les vaches allaita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 de traitemen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e traitements curatifs contre les strongles digestifs pour les géniss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 de traitemen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e traitements curatifs contre les stronges respiratoires chez les géniss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 de traitemen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e traitements curatifs contre les stronges respiratoires chez les vaches allaita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 de traitemen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bronchites vermineus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ve : nombre de cas cliniq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nde douve et paramphistomes : nombre de traitements curati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 de traitemen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e ticket d'abattage avec la mention "foie saisi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tements curatifs ectoparasites au pâturage (tiques, mouches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 de traitemen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tements curatifs ectoparasites en stabulation (poux, gales, teignes,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 de traitemen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vaches avec mamelle défectueuse (déséquilibrée, 3 quartiers, trayons à problèmes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ésence de cas de mammi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 de mammit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vaches ayant boité sévèr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e taureau qui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ux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nimaux traités pour boiter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étérogénéité marquée de l'état corporel des vaches intra-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centage de vaches observées avec une NEC &lt; ou = à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u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centage de vaches en fin de période de tarissement avec une NEC inférieure à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u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centage des vaches avec une robe déstructurée (poils hérissés, piqués, ternes,..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at de propreté des vaches observé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ortements agressifs entre el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centage des vaches observées avec des blessures: gonflements, plaies, coups de corne, 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talité des génisses (de la naissance au 1er vêlag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talité des vac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nouvellement du troupe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ntant des frais vétérinaires / vache présente (hors conseil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ds des génisses à la première insémin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ge au premier vêl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is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le vêlage - première 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urs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ches avec 3 inséminations ou pl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'IA fécondantes par vac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VV moyen du troupeau (hors lactation longues choisie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urs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ches avec un problème de non-déliv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êlage avec assistance (vêleuse, césarienn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ches avec une infection utérine après vêl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ortements pendant les 3 derniers mois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ches ayant fait des fièvres de lait (fièvre vitulair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ches ayant eu un déplacement de caillet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ches ayant eu une cétose soigné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B &gt; 45 ou &lt; 30 ( ! particularités raciales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e tétanies d'herb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 de vaches avec TBi - TPi &lt; 3g/kg et TBi faible &lt;35g/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centage de vaches avec bouses anormales (liquides, mousse, clair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'urée du lait &gt; 350 mg/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i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yenne des comptages annuel en cellules somatiq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./m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équence annuelle de mammites cliniq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uvelles infections en période sè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ections mammaires en début de lactation sur les primipa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ésence de staphylocoques dans le la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talité durant les premières 24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talité de 1 jour de vie jusqu'au sev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bidité (% de veaux traités et guéris parmi les veaux élevés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aux avec des infections ombilicales (gros nombril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aux avec problèmes digestifs (diarrhée, coccidios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aux avec problèmes respiratoi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isse de la production laitiè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étérogénéité de croissance sur les jeunes après 8 mois d'â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/jo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mbre de vaches avec une NEC &lt; ou = à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s de reprise d'état en fin de lact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u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arrhées sur jeunes et adul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ls piqués et ternes, robe déstructur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x estivale ou autom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soufflement lors de l'eff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rée de pâturage cumulé avant premier vêlage (en moi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i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edème sous glossien (signe de la bouteil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 foies ont-ils été saisis à l'abatt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ches maigres à poils piqué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u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arrhées sur les animaux adultes (hors causes alimentaire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u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ches avec des zones de dépilation, de grattage 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ches boitant sévèrement selon le score de locom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formes pour problèmes de pat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ux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ux traités pour boiter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ches avec des sabots allongés dans le troupe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ésence de salmonelles dans le la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ésence de listeria dans le la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ésence de colibacilles dans le la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-insémination dans les 60 jours suivant une insémin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État corporel du lot ou du troup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État de propreté des anima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réfor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 des chèv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chèvres atteintes de troubles respiratoi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chèvres atteintes de troubles digestifs 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ds moyen du lot à 8 mois (par rapport au poids moyen adult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nimaux à comportements sociaux anormau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nimaux présentant des troubles nerveu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ds chevrettes à la première mise à la reprodu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centage de chèvres ayant mis-bas en 2 mo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-délivrance après mise b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centage de mises bas diffici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ortements (+ de 3 en 1 semaine ou + de 4 % au tota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érotoxém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u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xémies de gestation, cét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u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idose rumin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u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cal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u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olithiase (gravelle) du bou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u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centration en Cellules Somatiques du lait de Tan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./m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 transformation : présence de salmonel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 transformation : présence de liste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 transformation : présence de staphylocoques &gt; seuil réglemen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centage de chèvres infectées incurab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centage de chèvres avec déséquilibres mammaires importants (largeur 3 doigts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centage de cas de mammites cliniques pendant le 1er mo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centage de chèvres avec abcè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 durant les premières 24h (hors avortement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nouvellement : Taux de mortalité chez les chevret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 avant sev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arrhées néonatales les 2 premières semai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ection du nombr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e cas d'arthr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u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lèmes respiratoi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ds des chevrettes au sev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ge des chevrettes au sev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yptosporidi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ccidi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sultats de coproscop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ongles gastro-intestinaux : symptô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ongles respiratoires : symptô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tement systématique contre les strongles digesti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Échec fréquent des traite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chèvres avec muqueuses pa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ésence de paramphistomes à l'autops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tements ectoparasites au pâturage (tiques, mouches ...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tements ectoparasites en stabulation (poux, gales, teignes,puce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glons déformés ou sabots allongés (ski) fréqu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ésence d'arthrites / gros genoux (chèvr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 transformation : présence dEscherichia c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ésence de lésions cutanées (ectoparasit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ésence de kératites (mouch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ogénéité et état corporel du lot ou du troup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at de propreté des anima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réfor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 des breb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brebis atteintes de troubles respiratoires chroniq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brebis atteintes de troubles digestifs ? (propreté arrière train, diarrhée, ballonnement, etc.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ds moyen du lot à 8 mo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nimaux à comportements sociaux anormaux ou stéréotypies (peur, tics, pica,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nimaux présentant des troubles nerveux (convulsion, pousser au mur, perte déquilibre, coma,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'infertilité des antenaises et agnelles : vides / mises à la reprodu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mises-bas en 1 mo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'infertilité en fonction de la période et de la durée de la lut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'avortement tardif (dans les 15 jours avant la mise bas prévue) des breb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'avortement tardif des antenais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-a-til eu plus de 3 avortements en une semaine à la dernière mise-b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brebis atteintes de toxémie de ges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brebis atteintes de prolapsus vaginal en fin de ges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brebis ayant eu un agnelage diffic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prolifici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 rapport à la moyenne raci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rée de mise bas d'un l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i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brebis réformées pour cause de mammite et/ou perte d'un quart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brebis ayant des lésions de la mamelle durant la phase d'allait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de faible poids à la naissance (&lt; 2kg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 (hors prédation) naissance-vent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inatalité mort-né et dans les premières 48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 de 48 heures à 10 jours (parmi les agneaux nés totaux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 de 10 jours au sevrage-commercialisation (parmi les agneaux nés totaux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 (hors prédation) entre le sevrage et la première mise bas des agnel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n'ayant pas tété 2h après la naissanc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agneaux faibles qui ne se lèvent pas au bout de 20 minutes envir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e "agneau baveur" (0-5 jours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e troubles du cordon (gros cordon, nombril humid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'ecthyma sévè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e diarrhée avant 3 semai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e diarrhée de 3 semaines au sevrag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e diarrhée après sevrage en berger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e diarrhée après sevrage à lher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e troubles respiratoi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saisie à l'abattoir en lien avec des problèmes respiratoires (côtelette) pleurésie (si information disponibl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'arthr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e ra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'entérotoxémie de 2 semaines à la ven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e ballonnement / météo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e troubles nerveu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lles atteintes de diarrhées au pâtu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brebis ayant des lésions de la peau dû à la g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brebis ayant des lésions de la peau (hors gales...) et de la toison 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ésence de brebis avec indice FAMACHA &gt;3 (rose pâle, blanc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es dinfestation par des parasites gastro-intestinaux (amaigrissement, anémie, copro &gt; 1000,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es dinfestation par la grande douve + paramphistome (symptômes, sérologie pour GD, copro pour 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es dinfestation par la petite dou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es dinfestation par les strongles pulmona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ases - Oes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brebis traitées individuellement pour boiter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e traitements collectifs /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itements/lo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brebis boitant sévèr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'intervention curative sur les onglons (soins, parage curatif, pédiluve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vention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ogénéité et état corporel du lot ou du troup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at de propreté des animaux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réform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 des breb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brebis atteintes de troubles respiratoires (atteinte chronique ou épidémiqu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brebis atteintes de troubles digestifs ? (propreté arrière train, diarrhée, ballonnement, etc.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ds moyen du lot à 8 moi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nimaux à comportements sociaux anormaux ou stéréotyp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nimaux présentant des troubles nerveux (hors biberon et sevrag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'infertilité des antenaises et agnelles : % vides / total en repro (sur 2 mois de lutt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'infertilité en fonction de la période et de la durée de la lutt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'avortement tardif adultes (dans les 15 jours avant la mise bas prévu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'avortement tardif agnelles (dans les 15 jours avant la mise bas prévu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brebis atteintes de toxémie de ges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brebis atteintes de prolapsus vaginal en fin de ges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brebis ayant eu un agnelage diffic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prolifici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rée de mise bas d'un l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i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mmites cliniq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mmites subcliniques, concentration cellulaire du tan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mes Listéria, salmonelle, E.coli et ST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tyr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eudomon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de faible poids à la naissance (&lt; 2kg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 (hors prédation) naissance-vente (parmi les agneaux nés totaux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inatalité mort-né et dans les premières 48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 de 48 heures à 10 jours (parmi les agneaux nés totaux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 de 10 jours au sevrage-commercialisation (parmi les agneaux nés totaux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 (hors prédation) entre le sevrage et la première mise bas des agnel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n'ayant pas tété 2h après la naissance (faiblesse, bouche froide, dos rond, bêlement de l'agneau, mamelle tendue, agneau creux..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'agneaux faibles qui ne se lèvent pas au bout de 20 minutes envir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e "agneau baveur" (0-5 jours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e troubles du cordon (gros cordon, nombril humid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'ecthyma sévè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e diarrhée avant 1 mo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e diarrhée entre 1 mois et le sev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e diarrhée (après sevrage) en berger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e diarrhée (après sevrage) à lher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e troubles respiratoi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saisie à l'abattoir en lien avec des problèmes respiratoires (côtelette) pleurésie (si information disponibl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arthr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e ra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e troubles locomoteurs dorigine accidente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'enterotoxémie de 2 semaines à la ven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e ballonnement / météor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aux atteints de troubles nerveu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gnelles atteintes de diarrhées au pâtu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brebis ayant des lésions de la peau dû à la g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brebis ayant des lésions de la peau (hors gales...) et de la toison :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brebis avec indice FAMACHA &gt;3 (rose pâle, blanc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ésence de parasitisme gastro-intesti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ésence de parasitisme par la Grande Douve (+ paramphisto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ésence de parasitisme par la Petite Dou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ésence de parasitisme par les strongles pulmona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ésence de Coccidi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a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brebis traitées individuellement pour boiterie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e traitements collectifs /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 de traitement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brebis boitant sévèr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'intervention curative sur les onglons (soins, parage curatif, pédiluve)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ux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déliv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3" office:value-type="float" office:value="2" calcext:value-type="float">
            <text:p>2</text:p>
          </table:table-cell>
        </table:table-row>
      </table:table>
      <table:table table:name="VA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supprimab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ype_id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modalite_id</text:p>
          </table:table-cell>
          <table:table-cell office:value-type="string" calcext:value-type="string">
            <text:p>theme_id</text:p>
          </table:table-cell>
          <table:table-cell office:value-type="string" calcext:value-type="string">
            <text:p>espece_id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étérogénéité marquée de l'état corporel des vache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État de propreté du troupeau en hiv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ortements agressifs entre les vache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centage de vaches avec blessure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centage d'animaux accidentés au pâtu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centage d'animaux accidentés en stabul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 des animaux d'élevage (génisses après sevrage et vaches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s des animaux adultes en période d'engraiss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'animaux de plus de 10 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ant des frais vétérinaires / vêlage (hors conseil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€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ds des génisses à la reproduction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iation d'état corporel en phase de reproduc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gestation (nb de vaches pleines / nb de vaches mises à la reproduction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centage d'avortements pendant les 3 derniers mois de ges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le vêlage 1 - vêlage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ur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vêlages difficiles des géniss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vaches avec un problème post-vélage (matrice non-délivrance ou métrit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ds de naissance des veaux mâ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selon moyenne racial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nimaux en acidose clinique pendant l’engraiss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’animaux morts pendant l’engraiss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arrhées et aspect des bouses des vach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cas cliniques de météorisation chez les vac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cas de tétanie d'herbage chez les vac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 0 à 2 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 3 à 15 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 15 j au sev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Q 0-210 j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veaux avec gros nombr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veaux avec problème digesti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problème respirato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problème fonctionnel (fractures écrasement etc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veaux n’ayant pris le colostrum qu’après 6 heu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colostrum ne venant pas de la mère du ve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e de poids et perte d'éta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ésence de poils piqués, robe déstructuré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e traitements curatifs contre les strongles digestifs pour les vaches allaita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 de traitemen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e traitements curatifs contre les strongles digestifs pour les géniss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 de traitemen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e traitements curatifs contre les strongles respiratoires chez les géniss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 de traitemen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e traitements curatifs contre les strongles respiratoires chez les vaches allaita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 de traitemen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cas de bronchites vermineus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e cas cliniques de grande dou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e traitements curatifs contre la grande douve et <text:s/>le paramphisto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 de traitemen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e ticket d'abattage avec la mention "foie saisi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e traitements curatifs ectoparasites au pâturage (tiques, mouches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 de traitemen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e traitements curatifs ectoparasites en stabulation (poux, gales, teignes,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 de traitemen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vaches avec mamelle défectueuse (déséquilibrée, 3 quartiers, trayons à problèmes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cas de mammi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vaches ayant boité sévèr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taureau qui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nimaux traités pour boiter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</table:table>
      <table:table table:name="VA_num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supprimab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ype_id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modalite_id</text:p>
          </table:table-cell>
          <table:table-cell office:value-type="string" calcext:value-type="string">
            <text:p>theme_id</text:p>
          </table:table-cell>
          <table:table-cell office:value-type="string" calcext:value-type="string">
            <text:p>espece_id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Comportements agressifs entre les vac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centage de vaches avec blessu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centage d'animaux accidentés au pâtu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centage d'animaux accidentés en stabul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 des animaux d'élevage (génisses après sevrage et vaches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s des animaux adultes en période d'engraiss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'animaux de plus de 10 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ant des frais vétérinaires / vélage (hors conseil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€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ds des génisses à la reproduction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Variation d'état corporel en phase de reproduc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gestation (nb de vaches pleines / nb de vaches mises à la reproduction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ombre d'avortements pendant les 3 derniers mois de gest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ortement(s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le vêlage 1 - vêlage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ur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vêlages difficiles des géniss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vaches avec un problème post-vélage (matrice non-délivrance ou métrit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ds de naissance des veaux mâ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selon moyenne racial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Engraissement : nombre d'animaux en acidose cliniq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u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Engraissement : nombre de mor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u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aches : cas cliniques de météoris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aches : cas de tétanie d'herb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 0 à 2 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 3 à 15 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x de mortalité 15 j au sev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Q 0-210 j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veaux avec gros nombr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veaux avec problème digesti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problème respirato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problème fonctionnel (fractures écrasement etc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se de colostrum (% après 6 h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colostrum ne venant pas de la mè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e traitements curatifs contre les strongles digestifs pour les vaches allaita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 de traitemen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e traitements curatifs contre les strongles digestifs pour les géniss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 de traitemen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e traitements curatifs contre les stronges respiratoires chez les géniss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 de traitemen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e traitements curatifs contre les stronges respiratoires chez les vaches allaita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 de traitemen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bronchites vermineus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ve : nombre de cas cliniq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nde douve et paramphistomes : nombre de traitements curati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 de traitemen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e ticket d'abattage avec la mention "foie saisi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tements curatifs ectoparasites au pâturage (tiques, mouches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 de traitemen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tements curatifs ectoparasites en stabulation (poux, gales, teignes,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 de traitemen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vaches avec mamelle défectueuse (déséquilibrée, 3 quartiers, trayons à problèmes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ésence de cas de mammi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 de mammit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e vaches ayant boité sévèr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 de taureau qui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ux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 d'animaux traités pour boiter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  <meta:initial-creator>phpMyAdmin OVH</meta:initial-creator>
    <meta:creation-date>2023-02-06T17:28:54</meta:creation-date>
    <dc:date>2023-02-11T07:30:43.804210797</dc:date>
    <meta:editing-duration>P1DT15H17M49S</meta:editing-duration>
    <meta:editing-cycles>4</meta:editing-cycles>
    <meta:document-statistic meta:table-count="3" meta:cell-count="3405" meta:object-count="0"/>
  </office:meta>
</office:document-meta>
</file>